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8.6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8.6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6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14T11:22:10.864803095</dc:date>
    <meta:editing-duration>P114DT5H27M37S</meta:editing-duration>
    <meta:editing-cycles>4930</meta:editing-cycles>
    <meta:generator>LibreOffice/7.3.7.2$Linux_X86_64 LibreOffice_project/30$Build-2</meta:generator>
    <meta:document-statistic meta:table-count="9" meta:cell-count="75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